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2" svg:font-family="Tahoma"/>
    <style:font-face style:name="Courier 10 Pitch" svg:font-family="'Courier 10 Pitch'" style:font-adornments="Regular"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in" fo:margin-right="0in" fo:text-indent="0in" style:auto-text-indent="false"/>
      <style:text-properties fo:font-size="10pt" style:font-size-asian="10pt" style:font-size-complex="10pt"/>
    </style:style>
    <style:style style:name="P2" style:family="paragraph" style:parent-style-name="Footer">
      <style:paragraph-properties fo:text-align="end" style:justify-single-word="false"/>
    </style:style>
    <style:style style:name="P3" style:family="paragraph" style:parent-style-name="Text_20_body">
      <style:text-properties fo:font-style="normal" fo:font-weight="bold" style:font-style-asian="normal" style:font-weight-asian="bold" style:font-style-complex="normal" style:font-weight-complex="bold"/>
    </style:style>
    <style:style style:name="P4" style:family="paragraph" style:parent-style-name="Text_20_body">
      <style:paragraph-properties fo:break-before="page"/>
      <style:text-properties fo:font-style="normal" fo:font-weight="bold" style:font-style-asian="normal" style:font-weight-asian="bold" style:font-style-complex="normal" style:font-weight-complex="bold"/>
    </style:style>
    <style:style style:name="P5" style:family="paragraph" style:parent-style-name="Text_20_body">
      <style:text-properties fo:font-style="normal" style:font-style-asian="normal" style:font-style-complex="normal"/>
    </style:style>
    <style:style style:name="P6" style:family="paragraph" style:parent-style-name="Text_20_body" style:list-style-name="L1">
      <style:text-properties fo:font-style="normal" style:font-style-asian="normal" style:font-style-complex="normal"/>
    </style:style>
    <style:style style:name="P7" style:family="paragraph" style:parent-style-name="Text_20_body" style:list-style-name="L2">
      <style:text-properties fo:font-style="normal" style:font-style-asian="normal" style:font-style-complex="normal"/>
    </style:style>
    <style:style style:name="P8" style:family="paragraph" style:parent-style-name="Text_20_body" style:list-style-name="L3">
      <style:text-properties fo:font-style="normal" style:font-style-asian="normal" style:font-style-complex="normal"/>
    </style:style>
    <style:style style:name="P9" style:family="paragraph" style:parent-style-name="Text_20_body" style:list-style-name="L4">
      <style:text-properties fo:font-style="normal" style:font-style-asian="normal" style:font-style-complex="normal"/>
    </style:style>
    <style:style style:name="P10" style:family="paragraph" style:parent-style-name="Text_20_body" style:list-style-name="L5">
      <style:text-properties fo:font-style="normal" style:font-style-asian="normal" style:font-style-complex="normal"/>
    </style:style>
    <style:style style:name="P11" style:family="paragraph" style:parent-style-name="Text_20_body">
      <style:text-properties fo:font-style="normal" fo:font-weight="bold" style:font-style-asian="normal" style:font-weight-asian="bold" style:font-style-complex="normal" style:font-weight-complex="bold"/>
    </style:style>
    <style:style style:name="P12" style:family="paragraph" style:parent-style-name="Text_20_body" style:list-style-name="L4">
      <style:paragraph-properties fo:margin-left="0in" fo:margin-right="0in" fo:text-indent="0in" style:auto-text-indent="false"/>
      <style:text-properties fo:font-style="normal" style:font-style-asian="normal" style:font-style-complex="normal"/>
    </style:style>
    <style:style style:name="P13" style:family="paragraph" style:parent-style-name="Text_20_body" style:list-style-name="L5">
      <style:paragraph-properties fo:margin-left="0in" fo:margin-right="0in" fo:text-indent="0in" style:auto-text-indent="false"/>
      <style:text-properties fo:font-style="normal" style:font-style-asian="normal" style:font-style-complex="normal"/>
    </style:style>
    <style:style style:name="T1" style:family="text">
      <style:text-properties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3.2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3.2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3.2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3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Motivation</text:p>
      <text:p text:style-name="P5"/>
      <text:p text:style-name="Text_20_body"><text:span text:style-name="T1">Mit der steigenden Verbreitung von Rich Internet Applications</text:span><text:span text:style-name="T1"><text:note text:id="ftn1" text:note-class="footnote"><text:note-citation>1</text:note-citation><text:note-body><text:p text:style-name="Footnote">RIA</text:p></text:note-body></text:note></text:span><text:span text:style-name="T1"> und den damit verbundenen Frameworks und Technologien wird auch die Vielfalt an Remote Procedure Call</text:span><text:span text:style-name="T1"><text:note text:id="ftn2" text:note-class="footnote"><text:note-citation>2</text:note-citation><text:note-body><text:p text:style-name="Footnote">RPC</text:p></text:note-body></text:note></text:span><text:span text:style-name="T1"> Protokollen zur Kommunikation mit dem Server immer größer. In ungünstigen Fällen wird man so durch die Festlegung auf ein Rich Internet Application Framework auch unnötigerweise in der Verwendung serverseitiger Technologien und Implementierungsmöglichkeiten beschränkt. </text:span></text:p>
      <text:p text:style-name="P5">Um eine höhere Flexibilität und eine striktere Trennung zwischen Client und Server zu ermöglich soll eine Service Engine implementiert werden, die es ermöglicht Anfragen über verschiedene RPC Protokolle anzunehmen und entsprechend weiterzuleiten oder auszuführen. Desweiteren sollen häufig benötigte generische Funktionen implementiert werden um die Entwicklung von RIAs zu beschleunigen.</text:p>
      <text:p text:style-name="P5">Dazu ist es im ersten Schritt notwendig die grundlegenden Anforderungen, die Rich Internet Applications an eine serverseitige Service Schnittstelle stellen, auszuwerten und eine generische Implementierung für diese Funktionalitäten bereitzustellen.<text:line-break/>Nachfolgend eine Auflistung von häufig in Webanwendungen benötigten Service Funktionalitäten.</text:p>
      <text:p text:style-name="P3">Allgemein </text:p>
      <text:list xml:id="list194894490" text:style-name="L1">
        <text:list-item>
          <text:p text:style-name="P6">Transaktionsmanagement </text:p>
        </text:list-item>
        <text:list-item>
          <text:p text:style-name="P6">Binärdaten Upload - und Download</text:p>
        </text:list-item>
        <text:list-item>
          <text:p text:style-name="P6">Caching </text:p>
        </text:list-item>
        <text:list-item>
          <text:p text:style-name="P6">Logging </text:p>
        </text:list-item>
        <text:list-item>
          <text:p text:style-name="P6">Message Queueing</text:p>
        </text:list-item>
        <text:list-item>
          <text:p text:style-name="P6">Security </text:p>
        </text:list-item>
      </text:list>
      <text:p text:style-name="P3">Benutzerverwaltung </text:p>
      <text:list xml:id="list1041738834" text:style-name="L2">
        <text:list-item>
          <text:p text:style-name="P7">Benutzerauthentifizierung </text:p>
        </text:list-item>
        <text:list-item>
          <text:p text:style-name="P7">Benutzerauthorisierung (Acess Control Lists)</text:p>
        </text:list-item>
        <text:list-item>
          <text:p text:style-name="P7">Benutzerverwaltung</text:p>
        </text:list-item>
        <text:list-item>
          <text:p text:style-name="P7">Session Management (falls nötig) </text:p>
        </text:list-item>
      </text:list>
      <text:p text:style-name="P3">Operationen auf Domain Model Objekten </text:p>
      <text:list xml:id="list638224496" text:style-name="L3">
        <text:list-item>
          <text:p text:style-name="P8">Erstellen</text:p>
        </text:list-item>
        <text:list-item>
          <text:p text:style-name="P8">Lesen</text:p>
        </text:list-item>
        <text:list-item>
          <text:p text:style-name="P8">Aktualisieren</text:p>
        </text:list-item>
        <text:list-item>
          <text:p text:style-name="P8">Löschen</text:p>
        </text:list-item>
        <text:list-item>
          <text:p text:style-name="P8">FindByExample und FindByAttribute </text:p>
        </text:list-item>
        <text:list-item>
          <text:p text:style-name="P8">Einschränkung von Ergebnislisten (u.a. Paging)</text:p>
        </text:list-item>
        <text:list-item>
          <text:p text:style-name="P8">Sortieren </text:p>
        </text:list-item>
        <text:list-item>
          <text:p text:style-name="P8">Validieren</text:p>
        </text:list-item>
      </text:list>
      <text:p text:style-name="P4"/>
      <text:p text:style-name="P3">Web </text:p>
      <text:list xml:id="list1039612143" text:style-name="L4">
        <text:list-item>
          <text:p text:style-name="P9">Internationalisierung </text:p>
        </text:list-item>
        <text:list-item>
          <text:p text:style-name="P9">HTML Formulare (z.B. automatische Konvertierung in Domain Objekte)</text:p>
          <text:p text:style-name="P12"/>
        </text:list-item>
      </text:list>
      <text:p text:style-name="P5">Im weiteren Verlauf wird ein abstraktes Modell für die Darstellung der Service Methoden und Methodenaufrufen entwickelt. Zu diesem Zweck sollen auch die wichtigsten RPC Protokolle evaluiert und deren Gemeinsamkeiten herausgearbeitet werden. Folgende Protokolle können dabei in Betracht gezogen werden:</text:p>
      <text:p text:style-name="P5"/>
      <text:list xml:id="list143403585" text:style-name="L5">
        <text:list-item>
          <text:p text:style-name="P10">RMI</text:p>
        </text:list-item>
        <text:list-item>
          <text:p text:style-name="P10">RESTful Services</text:p>
        </text:list-item>
        <text:list-item>
          <text:p text:style-name="P10">SOAP</text:p>
        </text:list-item>
        <text:list-item>
          <text:p text:style-name="P10">XML-RPC</text:p>
        </text:list-item>
        <text:list-item>
          <text:p text:style-name="P10">Hessian / Burlap</text:p>
          <text:p text:style-name="P13"/>
        </text:list-item>
      </text:list>
      <text:p text:style-name="P5">Auf dieser Grundlage soll die Service Engine nun befähigt werden Anfragen von diesen Protokollen anzunehmnen, in die interne Darstellung zu konvertieren und auf den bereits implementierten Service Methoden auszuführen.</text:p>
      <text:p text:style-name="P5">Im nachfolgenden Schritt soll die Engine dann um eine Gateway/Broker Funktionalität erweitert werden, die es ermöglicht, Anfragen aus der internen Darstellung in einen RPC eines anderen Protokolls zu konvertieren und weiterzuleiten. Dies soll transparent geschehen, der aufrufende Client bekommt die Antwort so, als ob sie von der Engine direkt ausgeführt worden wä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2" svg:font-family="Tahoma"/>
    <style:font-face style:name="Courier 10 Pitch" svg:font-family="'Courier 10 Pitch'" style:font-adornments="Regular"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de" fo:country="DE"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3937in" fo:margin-right="0in" fo:text-indent="0in" style:auto-text-indent="false"/>
      <style:text-properties style:font-name="Arial1" fo:font-size="11pt"/>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1" style:font-size-asian="14pt" style:font-name-complex="Tahoma1" style:font-size-complex="14pt"/>
    </style:style>
    <style:style style:name="Heading_20_1" style:display-name="Heading 1" style:family="paragraph" style:parent-style-name="Heading" style:next-style-name="Text_20_body" style:list-style-name="" style:class="text" style:master-page-name="">
      <style:paragraph-properties fo:margin-left="0in" fo:margin-right="0in" fo:text-indent="0in" style:auto-text-indent="false" style:page-number="auto" fo:background-color="transparent" style:shadow="none" text:number-lines="true" text:line-number="1">
        <style:tab-stops/>
        <style:background-image/>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0in" fo:margin-right="0in" fo:text-indent="0in" style:auto-text-indent="false" style:page-number="auto"/>
      <style:text-properties fo:font-size="12pt" fo:font-style="normal"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paragraph-properties fo:margin-left="0in" fo:margin-right="0in" fo:text-indent="0in" style:auto-text-indent="false"/>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eftmost" style:family="paragraph" style:parent-style-name="Standard" style:class="text">
      <style:paragraph-properties fo:margin-left="0in" fo:margin-right="0in" fo:text-indent="0in" style:auto-text-indent="false"/>
    </style:style>
    <style:style style:name="Code" style:family="paragraph" style:parent-style-name="Text_20_body" style:class="text">
      <style:paragraph-properties fo:background-color="#cccccc">
        <style:background-image/>
      </style:paragraph-properties>
      <style:text-properties style:font-name="Courier 10 Pitch"/>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fo:margin-left="0.5902in" fo:margin-right="0in" style:wrap="none" style:vertical-pos="top" style:vertical-rel="paragraph" style:horizontal-pos="left" style:horizontal-rel="paragraph" fo:background-color="transparent" style:background-transparency="100%" fo:padding="0in" fo:border="none" style:shadow="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fo:padding="0.0591in" fo:border="0.0008in solid #000000" style:shadow="none"/>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2">
      <text:list-level-style-number text:level="1" style:num-prefix="("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false"/>
      <style:text-properties fo:font-size="10pt" style:font-size-asian="10pt" style:font-size-complex="10pt"/>
    </style:style>
    <style:style style:name="MP2"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Aufgabenstellung Bachelorarbeit - Entwicklung und Realisierung einer transparenten Multiprotokoll Service Engine - David Lücke</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9-10-07T11:18:18</meta:creation-date>
    <meta:editing-cycles>45</meta:editing-cycles>
    <meta:editing-duration>PT06H40M32S</meta:editing-duration>
    <dc:date>2009-10-20T19:47:13</dc:date>
    <meta:print-date>2009-10-20T19:47:11</meta:print-date>
    <meta:document-statistic meta:table-count="0" meta:image-count="0" meta:object-count="0" meta:page-count="2" meta:paragraph-count="40" meta:word-count="369" meta:character-count="2778"/>
    <meta:user-defined meta:name="Info 1"/>
    <meta:user-defined meta:name="Info 2"/>
    <meta:user-defined meta:name="Info 3"/>
    <meta:user-defined meta:name="Info 4"/>
    <meta:template xlink:type="simple" xlink:actuate="onRequest" xlink:title="vorlage_allg" xlink:href="../../../../../../../.openoffice.org/3/user/template/vorlage_allg.ott" meta:date="2009-10-07T11:18:17"/>
  </office:meta>
</office:document-meta>
</file>